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420b" officeooo:paragraph-rsid="0002420b"/>
    </style:style>
    <style:style style:name="P2" style:family="paragraph" style:parent-style-name="Standard" style:list-style-name="L1">
      <style:text-properties officeooo:rsid="0002420b" officeooo:paragraph-rsid="0002420b"/>
    </style:style>
    <style:style style:name="P3" style:family="paragraph" style:parent-style-name="Standard" style:list-style-name="L2">
      <style:text-properties officeooo:rsid="0002420b" officeooo:paragraph-rsid="000242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I kno</text:p>
      <text:list xml:id="list8015634738755369215" text:style-name="L1">
        <text:list-item>
          <text:p text:style-name="P2">Be vigilant</text:p>
        </text:list-item>
        <text:list-item>
          <text:p text:style-name="P2">Cmon</text:p>
        </text:list-item>
      </text:list>
      <text:list xml:id="list1962806670756668811" text:style-name="L2">
        <text:list-item>
          <text:p text:style-name="P3">dsa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9:35:57.847834089</meta:creation-date>
    <meta:generator>LibreOffice/5.1.3.2$Linux_X86_64 LibreOffice_project/10m0$Build-2</meta:generator>
    <dc:date>2016-06-16T09:38:24.419877721</dc:date>
    <meta:editing-duration>PT2M27S</meta:editing-duration>
    <meta:editing-cycles>1</meta:editing-cycles>
    <meta:document-statistic meta:table-count="0" meta:image-count="0" meta:object-count="0" meta:page-count="1" meta:paragraph-count="4" meta:word-count="10" meta:character-count="33" meta:non-whitespace-character-count="30"/>
  </office:meta>
</office:document-meta>
</file>